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table:align="margins"/>
    </style:style>
    <style:style style:name="TABLA_5f_CONSUMO_5f_DIRECTO.A" style:display-name="TABLA_CONSUMO_DIRECTO.A" style:family="table-column">
      <style:table-column-properties style:column-width="2in" style:rel-column-width="12954*"/>
    </style:style>
    <style:style style:name="TABLA_5f_CONSUMO_5f_DIRECTO.B" style:display-name="TABLA_CONSUMO_DIRECTO.B" style:family="table-column">
      <style:table-column-properties style:column-width="1.5in" style:rel-column-width="9715*"/>
    </style:style>
    <style:style style:name="TABLA_5f_CONSUMO_5f_DIRECTO.D" style:display-name="TABLA_CONSUMO_DIRECTO.D" style:family="table-column">
      <style:table-column-properties style:column-width="1.9375in" style:rel-column-width="12549*"/>
    </style:style>
    <style:style style:name="TABLA_5f_CONSUMO_5f_DIRECTO.E" style:display-name="TABLA_CONSUMO_DIRECTO.E" style:family="table-column">
      <style:table-column-properties style:column-width="1.5625in" style:rel-column-width="10120*"/>
    </style:style>
    <style:style style:name="TABLA_5f_CONSUMO_5f_DIRECTO.F" style:display-name="TABLA_CONSUMO_DIRECTO.F" style:family="table-column">
      <style:table-column-properties style:column-width="1.6181in" style:rel-column-width="1048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1eb3f2" officeooo:paragraph-rsid="00392c47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0pt" officeooo:rsid="0026a290" officeooo:paragraph-rsid="0026a290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3dd652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9pt" officeooo:rsid="0026a290" officeooo:paragraph-rsid="0026a290" style:font-name-asian="Arial" style:font-size-asian="9pt" style:font-name-complex="Arial" style:font-size-complex="9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officeooo:rsid="001eb3f2" officeooo:paragraph-rsid="001eb3f2" style:font-size-asian="9pt" style:font-size-complex="9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officeooo:paragraph-rsid="00392c47" style:font-size-asian="9pt" style:font-size-complex="9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" style:font-size-asian="9pt" style:font-name-complex="Arial" style:font-size-complex="9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officeooo:rsid="003cabf8" officeooo:paragraph-rsid="003cabf8" style:font-name-asian="Arial" style:font-size-asian="9pt" style:font-name-complex="Arial" style:font-size-complex="9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officeooo:rsid="0030b2b2" officeooo:paragraph-rsid="0030b2b2" style:font-name-asian="Arial" style:font-size-asian="9pt" style:font-name-complex="Arial" style:font-size-complex="9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officeooo:rsid="003ef6af" officeooo:paragraph-rsid="003ef6af" style:font-name-asian="Arial" style:font-size-asian="9pt" style:font-name-complex="Arial" style:font-size-complex="9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fo:font-weight="bold" officeooo:rsid="0024d0d4" officeooo:paragraph-rsid="0024d0d4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fo:font-weight="bold" officeooo:rsid="0030b2b2" officeooo:paragraph-rsid="0030b2b2" style:font-name-asian="Arial" style:font-size-asian="9pt" style:font-weight-asian="bold" style:font-name-complex="Arial" style:font-size-complex="9pt" style:font-weight-complex="bold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fo:font-weight="bold" officeooo:rsid="003cabf8" officeooo:paragraph-rsid="003cabf8" style:font-name-asian="Arial" style:font-size-asian="9pt" style:font-weight-asian="bold" style:font-name-complex="Arial" style:font-size-complex="9pt" style:font-weight-complex="bold"/>
    </style:style>
    <style:style style:name="P2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9pt" fo:font-weight="bold" officeooo:rsid="003ef6af" officeooo:paragraph-rsid="003ef6af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31a7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3a1983" style:font-name-asian="Arial" style:font-weight-asian="bold" style:font-name-complex="Arial" style:font-weight-complex="bold"/>
    </style:style>
    <style:style style:name="T5" style:family="text">
      <style:text-properties officeooo:rsid="003331a7"/>
    </style:style>
    <style:style style:name="T6" style:family="text">
      <style:text-properties style:font-name-asian="Arial" style:font-name-complex="Arial"/>
    </style:style>
    <style:style style:name="T7" style:family="text">
      <style:text-properties officeooo:rsid="001eb3f2" style:font-name-asian="Arial" style:font-name-complex="Arial"/>
    </style:style>
    <style:style style:name="T8" style:family="text">
      <style:text-properties officeooo:rsid="003bfb8d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[NUMERO]</text:p>
      <text:p text:style-name="P3"/>
      <text:p text:style-name="P13"><text:span text:style-name="T3">Fecha</text:span><text:span text:style-name="T6">: [FECHA]</text:span></text:p>
      <text:p text:style-name="P13"/>
      <text:p text:style-name="P14"><text:span text:style-name="T4">Area</text:span><text:span text:style-name="T7">: </text:span><text:span text:style-name="T8">[AREA]</text:span></text:p>
      <text:p text:style-name="P4"/>
      <table:table table:name="TABLA_CONSUMO_DIRECTO" table:style-name="TABLA_5f_CONSUMO_5f_DIRECTO">
        <table:table-column table:style-name="TABLA_5f_CONSUMO_5f_DIRECTO.A"/>
        <table:table-column table:style-name="TABLA_5f_CONSUMO_5f_DIRECTO.B" table:number-columns-repeated="2"/>
        <table:table-column table:style-name="TABLA_5f_CONSUMO_5f_DIRECTO.D"/>
        <table:table-column table:style-name="TABLA_5f_CONSUMO_5f_DIRECTO.E"/>
        <table:table-column table:style-name="TABLA_5f_CONSUMO_5f_DIRECTO.F"/>
        <table:table-row table:style-name="TABLA_5f_CONSUMO_5f_DIRECTO.1">
          <table:table-cell table:style-name="TABLA_5f_CONSUMO_5f_DIRECTO.A1" office:value-type="string">
            <text:p text:style-name="P23">Clase</text:p>
          </table:table-cell>
          <table:table-cell table:style-name="TABLA_5f_CONSUMO_5f_DIRECTO.A1" office:value-type="string">
            <text:p text:style-name="P19">Tipo de Bien</text:p>
          </table:table-cell>
          <table:table-cell table:style-name="TABLA_5f_CONSUMO_5f_DIRECTO.A1" office:value-type="string">
            <text:p text:style-name="P19">Detalle</text:p>
          </table:table-cell>
          <table:table-cell table:style-name="TABLA_5f_CONSUMO_5f_DIRECTO.A1" office:value-type="string">
            <text:p text:style-name="P20">Descripción adicional</text:p>
          </table:table-cell>
          <table:table-cell table:style-name="TABLA_5f_CONSUMO_5f_DIRECTO.A1" office:value-type="string">
            <text:p text:style-name="P21">Cantidad</text:p>
          </table:table-cell>
          <table:table-cell table:style-name="TABLA_5f_CONSUMO_5f_DIRECTO.F1" office:value-type="string">
            <text:p text:style-name="P22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8">[CLASE]</text:p>
          </table:table-cell>
          <table:table-cell table:style-name="TABLA_5f_CONSUMO_5f_DIRECTO.B2" office:value-type="string">
            <text:p text:style-name="P15">[CODIGO]</text:p>
          </table:table-cell>
          <table:table-cell table:style-name="TABLA_5f_CONSUMO_5f_DIRECTO.C2" office:value-type="string">
            <text:p text:style-name="P15">[NOMBRE]</text:p>
          </table:table-cell>
          <table:table-cell table:style-name="TABLA_5f_CONSUMO_5f_DIRECTO.D2" office:value-type="string">
            <text:p text:style-name="P17">[DESCRIPCION_ADICIONAL]</text:p>
          </table:table-cell>
          <table:table-cell table:style-name="TABLA_5f_CONSUMO_5f_DIRECTO.E2" office:value-type="string">
            <text:p text:style-name="P15">[CANTIDAD]</text:p>
          </table:table-cell>
          <table:table-cell table:style-name="TABLA_5f_CONSUMO_5f_DIRECTO.F2" office:value-type="string">
            <text:p text:style-name="P16">[COSTO]</text:p>
          </table:table-cell>
        </table:table-row>
      </table:table>
      <text:p text:style-name="P5"/>
      <text:p text:style-name="P6"/>
      <text:p text:style-name="P6"/>
      <text:p text:style-name="P12"><text:span text:style-name="T1">Obra / Proyecto al que se imputa:</text:span> [OBRAPROYECTO]<text:tab/><text:tab/><text:tab/><text:span text:style-name="T2">Recibe:</text:span><text:span text:style-name="T5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17:47.982459035</dc:date>
    <meta:generator>LibreOffice/4.4.6.3$Linux_X86_64 LibreOffice_project/40m0$Build-3</meta:generator>
    <meta:editing-duration>PT20H38M6S</meta:editing-duration>
    <meta:editing-cycles>34</meta:editing-cycles>
    <dc:creator>gsantacruz </dc:creator>
    <meta:document-statistic meta:table-count="1" meta:image-count="1" meta:object-count="0" meta:page-count="1" meta:paragraph-count="17" meta:word-count="38" meta:character-count="315" meta:non-whitespace-character-count="290"/>
  </office:meta>
</office:document-meta>
</file>